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COCHACHI MANCO, STEFANY CINTHYA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PICHANAQUI</text:span></text:p>
      <text:p text:style-name="P5"/>
      <text:p text:style-name="P5">Recojo: <text:span text:style-name="T3">COCHACHI MANCO, STEFANY CINTHY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18:15:4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